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1" fo:font-size="12pt" fo:language="nl" fo:country="NL" officeooo:paragraph-rsid="01ac933a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5" style:family="paragraph" style:parent-style-name="Standard">
      <style:text-properties officeooo:paragraph-rsid="01a0c99b"/>
    </style:style>
    <style:style style:name="P26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style:font-name="Liberation Sans1" fo:font-style="italic" officeooo:rsid="05fe4687" officeooo:paragraph-rsid="01a5e027" style:font-style-asian="italic" style:font-style-complex="italic"/>
    </style:style>
    <style:style style:name="P28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07450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 style:list-style-name="L1">
      <style:text-properties style:font-name="Liberation Sans1"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officeooo:rsid="01b19af8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" style:family="text">
      <style:text-properties fo:color="#000000" style:text-line-through-style="none" style:text-line-through-type="none" style:font-name="Liberation Sans1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1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1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1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1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1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1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font-name="Liberation Sans1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style:font-name="Liberation Sans1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style:font-name="Liberation Sans1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style:font-name="Liberation Mono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style:font-name="Liberation Mono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style:font-name="Liberation Sans1" officeooo:rsid="018fa9a0"/>
    </style:style>
    <style:style style:name="T53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1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1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1"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34">C</text:span></text:span><text:span text:style-name="Strong_20_Emphasis"><text:span text:style-name="T33">hecklist voor </text:span></text:span><text:span text:style-name="Strong_20_Emphasis"><text:span text:style-name="T35">de installatie</text:span></text:span><text:span text:style-name="Strong_20_Emphasis"><text:span text:style-name="T33"> van </text:span></text:span><text:reference-mark-start text:name="Distributie"/><text:span text:style-name="Strong_20_Emphasis"><text:span text:style-name="T36">Ubunt</text:span></text:span><text:span text:style-name="Strong_20_Emphasis"><text:span text:style-name="T37">u</text:span></text:span><text:reference-mark-end text:name="Distributie"/><text:span text:style-name="Strong_20_Emphasis"><text:span text:style-name="T36"> </text:span></text:span><text:reference-mark-start text:name="Versie"/><text:span text:style-name="T52">20</text:span><text:span text:style-name="Strong_20_Emphasis"><text:span text:style-name="T36">.</text:span></text:span><text:span text:style-name="Strong_20_Emphasis"><text:span text:style-name="T38">04</text:span></text:span><text:reference-mark-end text:name="Versie"/><text:span text:style-name="Strong_20_Emphasis"><text:span text:style-name="T14"> </text:span></text:span><text:span text:style-name="Strong_20_Emphasis"><text:span text:style-name="T15">LTS</text:span></text:span><text:span text:style-name="Strong_20_Emphasis"><text:span text:style-name="T16"> </text:span></text:span><text:reference-mark-start text:name="Editie"/><text:span text:style-name="Strong_20_Emphasis"><text:span text:style-name="T39">desktop</text:span></text:span><text:reference-mark-end text:name="Editie"/><text:span text:style-name="Strong_20_Emphasis"><text:span text:style-name="T40"> </text:span></text:span><text:span text:style-name="Strong_20_Emphasis"><text:span text:style-name="T33">op </text:span></text:span><text:reference-mark-start text:name="Computernaam"/><text:span text:style-name="Strong_20_Emphasis"><text:span text:style-name="T41">pc-van-emily</text:span></text:span><text:reference-mark-end text:name="Computernaam"/><text:span text:style-name="T42">.</text:span></text:p>
      <text:p text:style-name="P2"><text:span text:style-name="Citation"><text:span text:style-name="T32"/></text:span></text:p>
      <text:p text:style-name="P3"><text:span text:style-name="T17">Kijk op</text:span><text:span text:style-name="T33"> </text:span><text:a xlink:type="simple" xlink:href="https://karelzimmer.nl/" text:style-name="Internet_20_link" text:visited-style-name="Visited_20_Internet_20_Link"><text:span text:style-name="Internet_20_link"><text:span text:style-name="T53">karelzimmer.nl</text:span></text:span></text:a><text:span text:style-name="T33"> </text:span><text:span text:style-name="T18">voor</text:span><text:span text:style-name="T19"> </text:span><text:span text:style-name="T51">deze en andere </text:span><text:span text:style-name="T20">checklists, scripts, en overige bestanden.</text:span></text:p>
      <text:p text:style-name="P26"/>
      <text:p text:style-name="P27"><text:span text:style-name="T11">D</text:span><text:span text:style-name="T10">it is een invulbare PD</text:span><text:span text:style-name="T12">F</text:span><text:span text:style-name="T10"> met keuzevakken; </text:span><text:span text:style-name="T13">a</text:span><text:span text:style-name="T10">fdrukken is niet noodzakelijk.</text:span></text:p>
      <text:p text:style-name="P7"><text:span text:style-name="Strong_20_Emphasis"><text:span text:style-name="T44"/></text:span></text:p>
      <text:p text:style-name="P16"><text:span text:style-name="Definition"><text:span text:style-name="T55">g</text:span></text:span><text:span text:style-name="Definition"><text:span text:style-name="T54">ebruiker</text:span></text:span><text:span text:style-name="T33"><text:tab/><text:tab/><text:tab/><text:tab/></text:span><text:span text:style-name="User_20_Entry"><text:span text:style-name="T49">Emily</text:span></text:span></text:p>
      <text:p text:style-name="P17"><text:span text:style-name="Definition"><text:span text:style-name="T55">g</text:span></text:span><text:span text:style-name="Definition"><text:span text:style-name="T54">ebruikersnaam</text:span></text:span><text:span text:style-name="T33"><text:tab/></text:span><text:span text:style-name="User_20_Entry"><text:span text:style-name="T49">emily</text:span></text:span></text:p>
      <text:p text:style-name="P19"><text:span text:style-name="Definition"><text:span text:style-name="T55">c</text:span></text:span><text:span text:style-name="Definition"><text:span text:style-name="T54">omputernaam<text:tab/><text:tab/></text:span></text:span><text:span text:style-name="User_20_Entry"><text:span text:style-name="T48"><text:reference-ref text:reference-format="text" text:ref-name="Computernaam">pc-van-emily</text:reference-ref></text:span></text:span></text:p>
      <text:p text:style-name="P18"><text:span text:style-name="Definition"><text:span text:style-name="T55">o</text:span></text:span><text:span text:style-name="Definition"><text:span text:style-name="T56">pstartmenu</text:span></text:span><text:span text:style-name="T33"><text:tab/><text:tab/><text:tab/></text:span><text:span text:style-name="User_20_Entry"><text:span text:style-name="T50">F11</text:span></text:span></text:p>
      <text:p text:style-name="P18"><text:span text:style-name="Definition"><text:span text:style-name="T55">i</text:span></text:span><text:span text:style-name="Definition"><text:span text:style-name="T56">nstellingen</text:span></text:span><text:span text:style-name="T33"><text:tab/><text:tab/><text:tab/></text:span><text:span text:style-name="User_20_Entry"><text:span text:style-name="T50">F2</text:span></text:span></text:p>
      <text:p text:style-name="P6"><text:span text:style-name="Definition"><text:span text:style-name="T55"/></text:span></text:p>
      <text:p text:style-name="P12"/>
      <text:list xml:id="list3334558509" text:style-name="L1">
        <text:list-item>
          <text:p text:style-name="P34">Installatie voorbereiden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5"><text:span text:style-name="Strong_20_Emphasis"><text:span text:style-name="T30"/></text:span></text:p>
      <text:p text:style-name="P14"/>
      <text:list xml:id="list195035079655426" text:continue-numbering="true" text:style-name="L1">
        <text:list-item>
          <text:p text:style-name="P30"><text:span text:style-name="Strong_20_Emphasis"><text:span text:style-name="T31">Installatie uitvoeren</text:span></text:span></text:p>
        </text:list-item>
      </text:list>
      <text:p text:style-name="P4"><text:span text:style-name="Strong_20_Emphasis"><text:span text:style-name="T2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1" draw:name="Vorm2" draw:style-name="gr1" draw:text-style-name="P3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8"/>
      <text:p text:style-name="P9"/>
      <text:list xml:id="list195035426879500" text:continue-numbering="true" text:style-name="L1">
        <text:list-item>
          <text:p text:style-name="P31">Installatie afronden</text:p>
        </text:list-item>
      </text:list>
      <text:p text:style-name="P15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2" draw:name="Vorm3" draw:style-name="gr1" draw:text-style-name="P3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3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><text:line-break/></text:p>
      <text:list xml:id="list195035884623865" text:continue-numbering="true" text:style-name="L1">
        <text:list-item>
          <text:p text:style-name="P33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3" draw:name="Vorm4" draw:style-name="gr1" draw:text-style-name="P35" svg:width="0.35cm" svg:height="0.35cm" draw:control="control4"/></text:span></text:span></text:p>
          </table:table-cell>
          <table:table-cell table:style-name="_34_._5f_Gebruiker_5f_inrichten.A1" office:value-type="string">
            <text:p text:style-name="P24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3"/>
      <text:p text:style-name="P28"/>
      <text:p text:style-name="P21"><text:span text:style-name="T3">E</text:span><text:span text:style-name="T4">inde c</text:span><text:span text:style-name="T5">hecklist, </text:span><text:span text:style-name="T6">d</text:span><text:span text:style-name="T5">e installatie van </text:span><text:span text:style-name="T5"><text:reference-ref text:reference-format="text" text:ref-name="Distributie">Ubuntu</text:reference-ref></text:span><text:span text:style-name="T5"><text:s/></text:span><text:span text:style-name="T7"><text:reference-ref text:reference-format="text" text:ref-name="Versie">20.04</text:reference-ref></text:span><text:span text:style-name="T7"><text:s/></text:span><text:span text:style-name="T9">LTS</text:span><text:span text:style-name="T5"> </text:span><text:span text:style-name="T5"><text:reference-ref text:reference-format="text" text:ref-name="Editie">desktop</text:reference-ref></text:span><text:span text:style-name="T5"><text:s/></text:span><text:span text:style-name="T8">op </text:span><text:span text:style-name="T8"><text:reference-ref text:reference-format="text" text:ref-name="Computernaam">pc-van-emily</text:reference-ref></text:span><text:span text:style-name="T8"><text:s/></text:span><text:span text:style-name="T5">is voltooid.</text:span></text:p>
      <text:list xml:id="list195035969887202" text:continue-numbering="true" text:style-name="L1">
        <text:list-header>
          <text:p text:style-name="P32"/>
        </text:list-header>
      </text:list>
      <text:p text:style-name="P20"><text:span text:style-name="T43">Geschreven </text:span><text:span text:style-name="T21">door Karel Zimmer</text:span><text:span text:style-name="Strong_20_Emphasis"><text:span text:style-name="T22"> &lt;</text:span></text:span><text:a xlink:type="simple" xlink:href="mailto:info@karelzimmer.nl" text:style-name="Internet_20_link" text:visited-style-name="Visited_20_Internet_20_Link"><text:span text:style-name="Strong_20_Emphasis"><text:span text:style-name="T57">info@karelzimmer.nl</text:span></text:span></text:a><text:span text:style-name="Strong_20_Emphasis"><text:span text:style-name="T22">&gt;</text:span>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2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mily</text:file-name><text:tab/><text:date style:data-style-name="N36" text:date-value="2022-02-27T19:50:34.080541622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50:33.992720780</dc:date>
    <meta:printed-by>Karel Zimmer</meta:printed-by>
    <meta:print-date>2012-07-13T13:55:28</meta:print-date>
    <meta:keyword>Installatie</meta:keyword>
    <meta:keyword>Checklist</meta:keyword>
    <meta:keyword>Linux</meta:keyword>
    <meta:editing-cycles>3021</meta:editing-cycles>
    <meta:editing-duration>P7DT5H36M47S</meta:editing-duration>
    <dc:creator>Karel Zimmer</dc:creator>
    <meta:document-statistic meta:table-count="4" meta:image-count="0" meta:object-count="0" meta:page-count="1" meta:paragraph-count="25" meta:word-count="118" meta:character-count="906" meta:non-whitespace-character-count="798"/>
    <meta:user-defined meta:name="Info 1"/>
    <meta:user-defined meta:name="Info 2"/>
    <meta:user-defined meta:name="Info 3"/>
    <meta:user-defined meta:name="Info 4"/>
  </office:meta>
</office:document-meta>
</file>